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Siz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.ofTerabytes( long tera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.ofBytes( long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.equals( @ Nullable Object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Siz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.ofKilobytes( long kilo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.ofGigabytes( long giga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.isNeg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.toGiga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Utils.determineDataUnit( String suffix , @ Nullable DataUnit defaultUni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ataSize.of( long amount , Data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Size.toKilo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.parse( CharSequence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.DataSize( long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.toTera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.ofMegabytes( long mega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.compareTo( DataSiz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.parse( CharSequence text , @ Nullable DataUnit defaultUn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Size.toMega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.to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